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596" officeooo:paragraph-rsid="00014596"/>
    </style:style>
    <style:style style:name="P2" style:family="paragraph" style:parent-style-name="Standard">
      <style:text-properties officeooo:rsid="00022c87" officeooo:paragraph-rsid="00022c87"/>
    </style:style>
    <style:style style:name="P3" style:family="paragraph" style:parent-style-name="Text_20_body">
      <style:text-properties fo:font-variant="normal" fo:text-transform="none" fo:color="#121212" style:font-name="proxima-nova" fo:letter-spacing="normal" fo:font-style="normal" fo:font-weight="bold"/>
    </style:style>
    <style:style style:name="P4" style:family="paragraph" style:parent-style-name="Text_20_body">
      <style:text-properties officeooo:rsid="00022c87" officeooo:paragraph-rsid="00022c87"/>
    </style:style>
    <style:style style:name="P5" style:family="paragraph" style:parent-style-name="Heading_20_3">
      <style:text-properties fo:font-variant="normal" fo:text-transform="none" fo:color="#121212" style:font-name="proxima-nova" fo:letter-spacing="normal" fo:font-style="normal" fo:font-weight="bold"/>
    </style:style>
    <style:style style:name="T1" style:family="text">
      <style:text-properties officeooo:rsid="00014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1">Lekcija </text:span>4. Getting to Know Your Source Code Editor, Sublime Text</text:h>
      <text:p text:style-name="P3"/>
      <text:p text:style-name="P4">Još jedna lagana lekcija. Tekst editor. Alex preporučuje Sublime Text editor koji se može download-ovati sa sajta: <text:a xlink:type="simple" xlink:href="https://www.sublimetext.com/">https://www.sublimetext.com/</text:a> za sve platforme. Editor se može besplatno koristiti za evaluaciju, ali za stalnu upotrebu traže 70$. Za Windows korisnike pogodniji je Notepad++ ( <text:a xlink:type="simple" xlink:href="https://notepad-plus-plus.org/">https://notepad-plus-plus.org/</text:a> ) koji je potpuno besplatan.</text:p>
      <text:p text:style-name="Text_20_body">Ja ću na mom računaru koristiti Sublime Text, a povremeno i druge editore ( Atom, gedit, ...) radi poređenja.</text:p>
      <text:p text:style-name="Text_20_body">Bojan može da koristi editor po svom izboru.</text:p>
      <text:p text:style-name="Text_20_body">Na kraju lekcije ( <text:a xlink:type="simple" xlink:href="https://selftaughtcoders.com/from-idea-to-launch/lesson-4/introduction-to-html-css/">https://selftaughtcoders.com/from-idea-to-launch/lesson-4/introduction-to-html-css/</text:a> ) dat je kratak prikaz HTML i CSS jezika, što treba obavezno pogledati.</text:p>
      <text:p text:style-name="Text_20_body">Takođe, za one koji žele da koriste SublimeText data je tabela skraćenog pristupa funkcijama editora ( <text:a xlink:type="simple" xlink:href="https://selftaughtcoders.com/from-idea-to-launch/lesson-4/best-sublime-text-2-keyboard-shortcuts-mac-windows/">https://selftaughtcoders.com/from-idea-to-launch/lesson-4/best-sublime-text-2-keyboard-shortcuts-mac-windows/</text:a> 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5:55:48.658061888</meta:creation-date>
    <dc:date>2016-02-12T07:20:53.451752087</dc:date>
    <meta:editing-duration>PT1H9M44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21" meta:character-count="956" meta:non-whitespace-character-count="841"/>
  </office:meta>
</office:document-meta>
</file>